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Thomas U. Banks should be here.</text:p>
          </table:table-cell>
          <table:table-cell table:number-columns-repeated="4"/>
        </table:table-row>
        <table:table-row table:style-name="ro1">
          <table:table-cell office:value-type="string">
            <text:p>Bla bla bla in Israel also should be here</text:p>
          </table:table-cell>
          <table:table-cell table:number-columns-repeated="4"/>
        </table:table-row>
        <table:table-row table:style-name="ro1">
          <table:table-cell office:value-type="string">
            <text:p>Thomas U. Banks</text:p>
          </table:table-cell>
          <table:table-cell office:value-type="string">
            <text:p>829-00-2162</text:p>
          </table:table-cell>
          <table:table-cell office:value-type="float" office:value="25253">
            <text:p>25253</text:p>
          </table:table-cell>
          <table:table-cell office:value-type="string">
            <text:p>RU</text:p>
          </table:table-cell>
          <table:table-cell office:value-type="string">
            <text:p>25/5/1966 <text:s/>banks@gmail.com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5">15.05.2021</text:date>, <text:time>17:52:4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1:22:02.14</meta:creation-date>
    <dc:date>2021-05-15T17:52:42.89</dc:date>
    <meta:editing-duration>PT43S</meta:editing-duration>
    <meta:editing-cycles>2</meta:editing-cycles>
    <meta:generator>OpenOffice/4.1.7$Win32 OpenOffice.org_project/417m1$Build-9800</meta:generator>
    <dc:creator>Victor Bystrov</dc:creator>
    <meta:document-statistic meta:table-count="3" meta:cell-count="7" meta:object-count="0"/>
  </office:meta>
</office:document-meta>
</file>